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2cm" svg:stroke-color="#000000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" style:family="graphic" style:parent-style-name="standard">
      <style:graphic-properties svg:stroke-width="0.052cm" svg:stroke-color="#000000" draw:fill="none" draw:textarea-horizontal-align="center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2cm" svg:stroke-color="#000000" draw:textarea-horizontal-align="center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width="0.052cm" svg:stroke-color="#000000" draw:fill="none" draw:fill-color="#ffffff" draw:textarea-horizontal-align="left" draw:auto-grow-height="true" draw:auto-grow-width="true" fo:min-height="0cm" fo:min-width="0cm" fo:padding-top="0.151cm" fo:padding-bottom="0.151cm" fo:padding-left="0.276cm" fo:padding-right="0.276cm"/>
    </style:style>
    <style:style style:name="gr5" style:family="graphic" style:parent-style-name="standard">
      <style:graphic-properties svg:stroke-width="0.052cm" svg:stroke-color="#ffffff" draw:fill="solid" draw:fill-color="#ffffff" draw:textarea-horizontal-align="center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2.75cm" svg:height="3.25cm" svg:x="3.385cm" svg:y="2.135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5cm" svg:height="0.75cm" svg:x="3.385cm" svg:y="1.135cm">
          <text:p text:style-name="P2"/>
          <draw:enhanced-geometry svg:viewBox="0 0 21600 21600" draw:type="rectangle" draw:enhanced-path="M 0 0 L 21600 0 21600 21600 0 21600 0 0 Z N"/>
        </draw:custom-shape>
        <draw:g>
          <draw:circle draw:style-name="gr2" draw:text-style-name="P1" draw:layer="layout" svg:width="0.5cm" svg:height="0.5cm" svg:x="2.385cm" svg:y="3.385cm">
            <text:p text:style-name="P2"/>
          </draw:circle>
          <draw:line draw:style-name="gr3" draw:text-style-name="P1" draw:layer="layout" svg:x1="3.385cm" svg:y1="3.635cm" svg:x2="2.885cm" svg:y2="3.635cm">
            <text:p text:style-name="P2"/>
          </draw:line>
        </draw:g>
        <draw:g>
          <draw:circle draw:style-name="gr2" draw:text-style-name="P1" draw:layer="layout" svg:width="0.5cm" svg:height="0.5cm" svg:x="2.385cm" svg:y="4.585cm">
            <text:p text:style-name="P2"/>
          </draw:circle>
          <draw:line draw:style-name="gr3" draw:text-style-name="P1" draw:layer="layout" svg:x1="3.385cm" svg:y1="4.835cm" svg:x2="2.885cm" svg:y2="4.835cm">
            <text:p text:style-name="P2"/>
          </draw:line>
        </draw:g>
        <draw:g>
          <draw:circle draw:style-name="gr2" draw:text-style-name="P1" draw:layer="layout" svg:width="0.5cm" svg:height="0.5cm" svg:x="2.085cm" svg:y="1.285cm">
            <text:p text:style-name="P2"/>
          </draw:circle>
          <draw:line draw:style-name="gr3" draw:text-style-name="P1" draw:layer="layout" svg:x1="3.401cm" svg:y1="1.551cm" svg:x2="2.585cm" svg:y2="1.535cm">
            <text:p text:style-name="P2"/>
          </draw:line>
        </draw:g>
        <draw:frame draw:style-name="gr4" draw:text-style-name="P3" draw:layer="layout" svg:width="2.18cm" svg:height="0.697cm" svg:x="3.621cm" svg:y="2.468cm">
          <draw:text-box>
            <text:p text:style-name="P2"><text:span text:style-name="T1">Componet</text:span></text:p>
          </draw:text-box>
        </draw:frame>
        <draw:frame draw:style-name="gr4" draw:text-style-name="P3" draw:layer="layout" svg:width="1.498cm" svg:height="0.697cm" svg:x="3.921cm" svg:y="1.169cm">
          <draw:text-box>
            <text:p text:style-name="P2"><text:span text:style-name="T1">Home</text:span></text:p>
          </draw:text-box>
        </draw:frame>
        <draw:g>
          <draw:g>
            <draw:circle draw:style-name="gr2" draw:text-style-name="P1" draw:layer="layout" svg:width="0.5cm" svg:height="0.5cm" svg:x="6.632cm" svg:y="3.385cm">
              <text:p text:style-name="P2"/>
            </draw:circle>
            <draw:line draw:style-name="gr3" draw:text-style-name="P1" draw:layer="layout" svg:x1="6.132cm" svg:y1="3.635cm" svg:x2="6.632cm" svg:y2="3.635cm">
              <text:p text:style-name="P2"/>
            </draw:line>
          </draw:g>
          <draw:rect draw:style-name="gr5" draw:text-style-name="P1" draw:layer="layout" svg:width="0.333cm" svg:height="0.667cm" svg:x="6.915cm" svg:y="3.318cm">
            <text:p text:style-name="P2"/>
          </draw:rect>
        </draw:g>
        <draw:g>
          <draw:g>
            <draw:circle draw:style-name="gr2" draw:text-style-name="P1" draw:layer="layout" svg:width="0.5cm" svg:height="0.5cm" svg:x="6.632cm" svg:y="4.586cm">
              <text:p text:style-name="P2"/>
            </draw:circle>
            <draw:line draw:style-name="gr3" draw:text-style-name="P1" draw:layer="layout" svg:x1="6.132cm" svg:y1="4.836cm" svg:x2="6.632cm" svg:y2="4.836cm">
              <text:p text:style-name="P2"/>
            </draw:line>
          </draw:g>
          <draw:rect draw:style-name="gr5" draw:text-style-name="P1" draw:layer="layout" svg:width="0.333cm" svg:height="0.667cm" svg:x="6.915cm" svg:y="4.519cm">
            <text:p text:style-name="P2"/>
          </draw:rect>
        </draw:g>
        <draw:g>
          <draw:circle draw:style-name="gr2" draw:text-style-name="P1" draw:layer="layout" svg:width="0.5cm" svg:height="0.5cm" svg:x="2.085cm" svg:y="2.185cm">
            <text:p text:style-name="P2"/>
          </draw:circle>
          <draw:line draw:style-name="gr3" draw:text-style-name="P1" draw:layer="layout" svg:x1="3.401cm" svg:y1="2.451cm" svg:x2="2.585cm" svg:y2="2.435cm">
            <text:p text:style-name="P2"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meta:initial-creator>Egon Teiniker</meta:initial-creator>
    <meta:creation-date>2006-09-04T21:00:10</meta:creation-date>
    <dc:creator>Egon Teiniker</dc:creator>
    <dc:date>2006-09-04T21:52:32</dc:date>
    <dc:language>en-US</dc:language>
    <meta:editing-cycles>4</meta:editing-cycles>
    <meta:editing-duration>PT52M25S</meta:editing-duration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